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8.912cm" table:align="right"/>
    </style:style>
    <style:style style:name="Tabelle1.A" style:family="table-column">
      <style:table-column-properties style:column-width="18.912cm"/>
    </style:style>
    <style:style style:name="Tabelle1.1" style:family="table-row">
      <style:table-row-properties style:row-height="9.4cm"/>
    </style:style>
    <style:style style:name="Tabelle1.A1" style:family="table-cell">
      <style:table-cell-properties fo:background-color="transparent" fo:padding="0.097cm" fo:border-left="none" fo:border-right="none" fo:border-top="0.05pt fine-dashed #000000" fo:border-bottom="0.5pt fine-dashed #000000" style:writing-mode="page">
        <style:background-image/>
      </style:table-cell-properties>
    </style:style>
    <style:style style:name="Tabelle1.2" style:family="table-row">
      <style:table-row-properties style:min-row-height="9.4cm"/>
    </style:style>
    <style:style style:name="Tabelle1.A2" style:family="table-cell">
      <style:table-cell-properties fo:background-color="transparent" fo:padding="0.097cm" fo:border-left="none" fo:border-right="none" fo:border-top="none" fo:border-bottom="0.5pt fine-dashed #000000" style:writing-mode="page">
        <style:background-image/>
      </style:table-cell-properties>
    </style:style>
    <style:style style:name="Tabelle1.3" style:family="table-row">
      <style:table-row-properties style:row-height="7.5cm"/>
    </style:style>
    <style:style style:name="Tabelle1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ce2" officeooo:paragraph-rsid="00204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979" officeooo:paragraph-rsid="00204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36pt" fo:font-style="normal" fo:text-shadow="none" style:text-underline-style="none" fo:font-weight="normal" officeooo:rsid="001d9273" officeooo:paragraph-rsid="001d9273" style:font-size-asian="36pt" style:font-style-asian="normal" style:font-weight-asian="normal" style:font-size-complex="36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normal" officeooo:rsid="001e0273" officeooo:paragraph-rsid="001e0273" style:font-size-asian="22pt" style:font-style-asian="normal" style:font-weight-asian="normal" style:font-size-complex="2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officeooo:rsid="001d9273" officeooo:paragraph-rsid="001d9273" style:font-size-asian="21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gr1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/>
            <text:p text:style-name="P1"/>
            <text:p text:style-name="P1"/>
            <text:p text:style-name="P5"/>
            <text:p text:style-name="P5">Den kleinen Bereich oben nach hinten falten.</text:p>
            <text:p text:style-name="P5"/>
            <text:p text:style-name="P5">Diese Seite bleibt dann unten.</text:p>
          </table:table-cell>
        </table:table-row>
        <table:table-row table:style-name="Tabelle1.2">
          <table:table-cell table:style-name="Tabelle1.A2" office:value-type="string">
            <text:p text:style-name="P1"><draw:frame text:anchor-type="paragraph" draw:z-index="0" draw:name="Form1" draw:style-name="gr2" draw:text-style-name="P8" svg:width="2.705cm" svg:height="1.138cm" draw:transform="rotate (-3.14159265358979) translate (16.9121666666667cm 1.16769444444444cm)"><draw:text-box><text:p><text:span text:style-name="T1">Name</text:span></text:p><text:p/></draw:text-box></draw:frame></text:p>
            <text:p text:style-name="P2"/>
            <text:p text:style-name="P3"><draw:line text:anchor-type="paragraph" draw:z-index="1" draw:name="Form2" draw:style-name="gr1" draw:text-style-name="P7" svg:x1="1.923cm" svg:y1="0.318cm" svg:x2="16.914cm" svg:y2="0.318cm"><text:p/></draw:line></text:p>
          </table:table-cell>
        </table:table-row>
        <table:table-row table:style-name="Tabelle1.3">
          <table:table-cell table:style-name="Tabelle1.A3" office:value-type="string">
            <text:p text:style-name="P1"/>
            <text:p text:style-name="P1"/>
            <text:p text:style-name="P6"/>
            <text:p text:style-name="P4">Herzlich</text:p>
            <text:p text:style-name="P4">Willkomm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1T00:13:16.306000000</meta:creation-date>
    <meta:editing-duration>P0D</meta:editing-duration>
    <meta:editing-cycles>1</meta:editing-cycles>
    <meta:generator>LibreOffice/6.3.3.2$Windows_X86_64 LibreOffice_project/a64200df03143b798afd1ec74a12ab50359878ed</meta:generator>
    <dc:description>Autor: rdiez
License: Creative Commons Attribution-ShareAlike 4.0 International License</dc:description>
    <meta:document-statistic meta:table-count="1" meta:image-count="0" meta:object-count="0" meta:page-count="1" meta:paragraph-count="4" meta:word-count="14" meta:character-count="92" meta:non-whitespace-character-count="82"/>
  </office:meta>
</office:document-meta>
</file>